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4c5d1" officeooo:paragraph-rsid="0004c5d1"/>
    </style:style>
    <style:style style:name="P2" style:family="paragraph" style:parent-style-name="Standard">
      <style:text-properties officeooo:rsid="0004c5d1" officeooo:paragraph-rsid="000ee8f5"/>
    </style:style>
    <style:style style:name="P3" style:family="paragraph" style:parent-style-name="Standard">
      <style:text-properties officeooo:rsid="00069304" officeooo:paragraph-rsid="00069304"/>
    </style:style>
    <style:style style:name="P4" style:family="paragraph" style:parent-style-name="Standard">
      <style:text-properties officeooo:rsid="0009af07" officeooo:paragraph-rsid="0009af07"/>
    </style:style>
    <style:style style:name="P5" style:family="paragraph" style:parent-style-name="Standard">
      <style:text-properties officeooo:rsid="000b424c" officeooo:paragraph-rsid="000b424c"/>
    </style:style>
    <style:style style:name="P6" style:family="paragraph" style:parent-style-name="Standard">
      <style:text-properties officeooo:rsid="000d3d29" officeooo:paragraph-rsid="000d3d29"/>
    </style:style>
    <style:style style:name="P7" style:family="paragraph" style:parent-style-name="Standard">
      <style:text-properties officeooo:rsid="00209e66" officeooo:paragraph-rsid="00209e66"/>
    </style:style>
    <style:style style:name="P8" style:family="paragraph" style:parent-style-name="Standard">
      <style:text-properties officeooo:rsid="0022d0b8" officeooo:paragraph-rsid="0022d0b8"/>
    </style:style>
    <style:style style:name="P9" style:family="paragraph" style:parent-style-name="Standard">
      <style:text-properties officeooo:rsid="002a32ba" officeooo:paragraph-rsid="002a32ba"/>
    </style:style>
    <style:style style:name="P10" style:family="paragraph" style:parent-style-name="Standard">
      <style:text-properties officeooo:rsid="00320e5a" officeooo:paragraph-rsid="00320e5a"/>
    </style:style>
    <style:style style:name="P11" style:family="paragraph" style:parent-style-name="Standard">
      <style:text-properties officeooo:rsid="00320e5a" officeooo:paragraph-rsid="00330e98"/>
    </style:style>
    <style:style style:name="P12" style:family="paragraph" style:parent-style-name="Standard">
      <style:text-properties officeooo:rsid="00330e98" officeooo:paragraph-rsid="00330e98"/>
    </style:style>
    <style:style style:name="P13" style:family="paragraph" style:parent-style-name="Standard">
      <style:text-properties officeooo:rsid="0046ca97" officeooo:paragraph-rsid="0046ca97"/>
    </style:style>
    <style:style style:name="P14" style:family="paragraph" style:parent-style-name="Standard">
      <style:text-properties officeooo:rsid="0046d668" officeooo:paragraph-rsid="0046d668"/>
    </style:style>
    <style:style style:name="P15" style:family="paragraph" style:parent-style-name="Standard">
      <style:text-properties officeooo:rsid="004782d3" officeooo:paragraph-rsid="004782d3"/>
    </style:style>
    <style:style style:name="T1" style:family="text">
      <style:text-properties officeooo:rsid="0009af07"/>
    </style:style>
    <style:style style:name="T2" style:family="text">
      <style:text-properties officeooo:rsid="000d3d29"/>
    </style:style>
    <style:style style:name="T3" style:family="text">
      <style:text-properties officeooo:rsid="000ee8f5"/>
    </style:style>
    <style:style style:name="T4" style:family="text">
      <style:text-properties officeooo:rsid="001180d4"/>
    </style:style>
    <style:style style:name="T5" style:family="text">
      <style:text-properties officeooo:rsid="00134d1e"/>
    </style:style>
    <style:style style:name="T6" style:family="text">
      <style:text-properties officeooo:rsid="00159985"/>
    </style:style>
    <style:style style:name="T7" style:family="text">
      <style:text-properties officeooo:rsid="00172a7f"/>
    </style:style>
    <style:style style:name="T8" style:family="text">
      <style:text-properties officeooo:rsid="001fecea"/>
    </style:style>
    <style:style style:name="T9" style:family="text">
      <style:text-properties officeooo:rsid="00209e66"/>
    </style:style>
    <style:style style:name="T10" style:family="text">
      <style:text-properties officeooo:rsid="0022d0b8"/>
    </style:style>
    <style:style style:name="T11" style:family="text">
      <style:text-properties officeooo:rsid="0024463a"/>
    </style:style>
    <style:style style:name="T12" style:family="text">
      <style:text-properties officeooo:rsid="0025facf"/>
    </style:style>
    <style:style style:name="T13" style:family="text">
      <style:text-properties officeooo:rsid="002e0104"/>
    </style:style>
    <style:style style:name="T14" style:family="text">
      <style:text-properties officeooo:rsid="002f823a"/>
    </style:style>
    <style:style style:name="T15" style:family="text">
      <style:text-properties officeooo:rsid="00323bbe"/>
    </style:style>
    <style:style style:name="T16" style:family="text">
      <style:text-properties officeooo:rsid="0032be9a"/>
    </style:style>
    <style:style style:name="T17" style:family="text">
      <style:text-properties officeooo:rsid="00330e98"/>
    </style:style>
    <style:style style:name="T18" style:family="text">
      <style:text-properties officeooo:rsid="00375c8a"/>
    </style:style>
    <style:style style:name="T19" style:family="text">
      <style:text-properties officeooo:rsid="0038f2ca"/>
    </style:style>
    <style:style style:name="T20" style:family="text">
      <style:text-properties officeooo:rsid="003ce18a"/>
    </style:style>
    <style:style style:name="T21" style:family="text">
      <style:text-properties officeooo:rsid="004605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List</text:p>
      <text:p text:style-name="P1"/>
      <text:p text:style-name="P10">Todo</text:p>
      <text:p text:style-name="P10">- <text:span text:style-name="T17">change size of removal/insert to 1-max(5,10%) - done </text:span></text:p>
      <text:p text:style-name="P10">- <text:span text:style-name="T15">Change operator insert greedy to always check for the optimal solution again after inserting one order. - done</text:span></text:p>
      <text:p text:style-name="P10">- <text:span text:style-name="T20">make greedy only recalculate for necessary orders. done</text:span></text:p>
      <text:p text:style-name="P10">- <text:span text:style-name="T19">Change removal operator to recalculate cost for effected orders. -done</text:span></text:p>
      <text:p text:style-name="P10">- <text:span text:style-name="T18">try to minimize operation in greedy by only recalculating the costs from the same vehicle. - done</text:span></text:p>
      <text:p text:style-name="P10">- <text:span text:style-name="T15">Implement the p probability to not always select <text:s/>the extremes. -done</text:span></text:p>
      <text:p text:style-name="P10">- <text:span text:style-name="T15">make all similarities depend on the data. Orders should be similar so they can replace eachother. Complete the following steps:</text:span></text:p>
      <text:p text:style-name="P10">- <text:span text:style-name="T15">implement weight similarity - done</text:span></text:p>
      <text:p text:style-name="P10">- <text:span text:style-name="T16">implement time window similarity by calculating overlapping timewindows and divide it over highest delivery time minus lowest pickup time. done</text:span></text:p>
      <text:p text:style-name="P10">- <text:span text:style-name="T16">remove the picked up by same vehicle and time picked up.. done</text:span></text:p>
      <text:p text:style-name="P10">- <text:span text:style-name="T21">print all iteration found data </text:span></text:p>
      <text:p text:style-name="P10">- <text:span text:style-name="T16">implement regret-k part</text:span></text:p>
      <text:p text:style-name="P10">- <text:span text:style-name="T16">implement cluster operator</text:span></text:p>
      <text:p text:style-name="P11">- <text:span text:style-name="T15">check the runs where I am far from optimal solution why I am not finding it. Do I get stuck somehow? Is it possible with the current operators to move away from solution or what is wrong? Adapt operators so that it works.</text:span></text:p>
      <text:p text:style-name="P11">- <text:span text:style-name="T17">Implement a wild operator that changes the solution alot more than others. Do this operator every x iterations. Experiement with how often. </text:span></text:p>
      <text:p text:style-name="P12">- Implement that when I have not found a better solution for a while, i should accept any solution for 20 iterations or design another operator that is very diversifying.</text:p>
      <text:p text:style-name="P11">- <text:span text:style-name="T17">Use Ahmads Groubi options in AMPL to get more information about the runs.</text:span></text:p>
      <text:p text:style-name="P11">- <text:span text:style-name="T17">Use also a timer option in AMPL so that I have more information about each run.</text:span></text:p>
      <text:p text:style-name="P11"/>
      <text:p text:style-name="P14">There is still some potential to always get the average </text:p>
      <text:p text:style-name="P14"/>
      <text:p text:style-name="P15">Drastic input: use or implement an operator that is quite quick and is accepting every </text:p>
      <text:p text:style-name="P11"/>
      <text:p text:style-name="P13">TO-REMEMBER:</text:p>
      <text:p text:style-name="P13">- <text:s/>The timewindow overlapping formula, maybe fix representation later.</text:p>
      <text:p text:style-name="P11"/>
      <text:p text:style-name="P10"/>
      <text:p text:style-name="P10"/>
      <text:p text:style-name="P1"/>
      <text:p text:style-name="P9">Todo after Italy:</text:p>
      <text:p text:style-name="P9">- change 4flow import data file to contain random location data that I generated.</text:p>
      <text:p text:style-name="P9">- <text:span text:style-name="T13">fix reinsert operator and add reinsert operator from final exam.</text:span></text:p>
      <text:p text:style-name="P9">- <text:span text:style-name="T13">make a new operator based on greedy method. Use Objective function calculattion to calculate. cheapest place to insert an order. Keep cheapest index for pickup and delivery and in the end insert it in cheapest place.</text:span></text:p>
      <text:p text:style-name="P9">- <text:span text:style-name="T14">make operator to </text:span></text:p>
      <text:p text:style-name="P1"/>
      <text:p text:style-name="P4">Overview:</text:p>
      <text:p text:style-name="P4">- <text:span text:style-name="T5">Add volume constraints – done</text:span></text:p>
      <text:p text:style-name="P4">- <text:span text:style-name="T7">Change to A_v in AMPL (done) and JavaProgram (done)</text:span></text:p>
      <text:p text:style-name="P4">- <text:span text:style-name="T7">Add indicies section before Sets in Report done</text:span></text:p>
      <text:p text:style-name="P1">- <text:span text:style-name="T1">Make program</text:span></text:p>
      <text:p text:style-name="P1"><text:soft-page-break/>- <text:span text:style-name="T4">Test extreme cases</text:span></text:p>
      <text:p text:style-name="P1">- <text:span text:style-name="T4">Make random solution generator, keep best.</text:span></text:p>
      <text:p text:style-name="P1">- <text:span text:style-name="T1">Make random instance generator, And see when</text:span></text:p>
      <text:p text:style-name="P1">- <text:span text:style-name="T4">Make a good starting feasible solution algorithm, possibly add one order to each vehicle. But it might be a problem to add so many vehicles.</text:span></text:p>
      <text:p text:style-name="P1">- <text:span text:style-name="T4">Operators</text:span></text:p>
      <text:p text:style-name="P1">- <text:span text:style-name="T1">Draw examples and explain model</text:span></text:p>
      <text:p text:style-name="P1">- <text:span text:style-name="T12">Make reader for 4flow data.</text:span></text:p>
      <text:p text:style-name="P1">- <text:span text:style-name="T1">Try to add volume to problem if easy – done</text:span></text:p>
      <text:p text:style-name="P1">- <text:span text:style-name="T1">When finished add start and ending position to model for 4-flow</text:span></text:p>
      <text:p text:style-name="P1">- <text:span text:style-name="T11">Write Ahmad when u will be in Bergen in Juli</text:span></text:p>
      <text:p text:style-name="P1"/>
      <text:p text:style-name="P4">Program:</text:p>
      <text:p text:style-name="P2">- finish method to read data from data file <text:span text:style-name="T3">by reading - done</text:span></text:p>
      <text:p text:style-name="P1">- Finish objective function calculation: - <text:span text:style-name="T6">done</text:span></text:p>
      <text:p text:style-name="P1">- <text:span text:style-name="T8">Make one efficient feasibility check to replace subfunctions – done</text:span></text:p>
      <text:p text:style-name="P1">- <text:span text:style-name="T9">Random heuristic – done, finding optimal solution (equal to ampl) for simple.dat</text:span></text:p>
      <text:p text:style-name="P1">- <text:span text:style-name="T9">Make ALNS according to slides from 379, paper has explanation on probability adaptation</text:span></text:p>
      <text:p text:style-name="P1">- <text:span text:style-name="T9">Make 5 operators</text:span></text:p>
      <text:p text:style-name="P7">1. Reinsertion operator, one, several, amount variable</text:p>
      <text:p text:style-name="P7">2. Read paper<text:span text:style-name="T10">s</text:span> for further possible operators</text:p>
      <text:p text:style-name="P8">3. </text:p>
      <text:p text:style-name="P1"/>
      <text:p text:style-name="P3"><text:s/></text:p>
      <text:p text:style-name="P4">Random instance generator:</text:p>
      <text:p text:style-name="P4">Create a program to generate random instances</text:p>
      <text:p text:style-name="P4">- Define the size of the instance</text:p>
      <text:p text:style-name="P4">1. Amount of vehicles</text:p>
      <text:p text:style-name="P4">2. Amount of orders</text:p>
      <text:p text:style-name="P4">3. Amount of factories</text:p>
      <text:p text:style-name="P4">4. Amount of unique stopping positions (factories + suppliers)</text:p>
      <text:p text:style-name="P5">5. Cost matrix dimensions</text:p>
      <text:p text:style-name="P5">- Based on input, generate random data:</text:p>
      <text:p text:style-name="P5">1. Generate random factories</text:p>
      <text:p text:style-name="P5">2. Generate random stop locations</text:p>
      <text:p text:style-name="P5">3. Generate Vehicle node sets</text:p>
      <text:p text:style-name="P5">4. Generate Vehicle pickup-nodes</text:p>
      <text:p text:style-name="P5">5. Generate Vehicle Time Window sets</text:p>
      <text:p text:style-name="P5">6. <text:span text:style-name="T2">Generate origin/destination nodes</text:span></text:p>
      <text:p text:style-name="P6">7. </text:p>
      <text:p text:style-name="P4"/>
      <text:p text:style-name="P4">Example based on real instances</text:p>
      <text:p text:style-name="P4">- Make a map of germany and draw a small example based on the real data</text:p>
      <text:p text:style-name="P4">- Explain costrants with map/drawings:</text:p>
      <text:p text:style-name="P4">1. Explain travel constraints</text:p>
      <text:p text:style-name="P4">2. Explain weight constraints</text:p>
      <text:p text:style-name="P4">3. Explain factory stop constraints</text:p>
      <text:p text:style-name="P4">4. Explain </text:p>
      <text:p text:style-name="P4">2. Explain constraints</text:p>
      <text:p text:style-name="P4">2. Present optimal solution of example</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0:57:41.494590974</meta:creation-date>
    <dc:date>2019-08-17T01:14:47.957626089</dc:date>
    <meta:editing-duration>P1DT1H36M1S</meta:editing-duration>
    <meta:editing-cycles>23</meta:editing-cycles>
    <meta:generator>LibreOffice/6.0.7.3$Linux_X86_64 LibreOffice_project/00m0$Build-3</meta:generator>
    <meta:document-statistic meta:table-count="0" meta:image-count="0" meta:object-count="0" meta:page-count="2" meta:paragraph-count="80" meta:word-count="712" meta:character-count="4163" meta:non-whitespace-character-count="3514"/>
  </office:meta>
</office:document-meta>
</file>